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HelveticaNeue-Light" svg:font-family="HelveticaNeue-Light, 'Helvetica Neue Light', 'Helvetica Neue', Helvetica, Arial, 'Lucida Grand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b2f78" officeooo:paragraph-rsid="000b2f78"/>
    </style:style>
    <style:style style:name="P2" style:family="paragraph" style:parent-style-name="Standard">
      <style:text-properties officeooo:rsid="000b2f78" officeooo:paragraph-rsid="000b2f78"/>
    </style:style>
    <style:style style:name="P3" style:family="paragraph" style:parent-style-name="Standard">
      <style:paragraph-properties fo:break-before="page"/>
      <style:text-properties officeooo:rsid="000b929c" officeooo:paragraph-rsid="000b929c"/>
    </style:style>
    <style:style style:name="P4" style:family="paragraph" style:parent-style-name="Standard">
      <style:text-properties officeooo:rsid="000b929c" officeooo:paragraph-rsid="000b929c"/>
    </style:style>
    <style:style style:name="P5" style:family="paragraph" style:parent-style-name="Standard">
      <style:text-properties officeooo:rsid="00101573" officeooo:paragraph-rsid="00101573"/>
    </style:style>
    <style:style style:name="P6" style:family="paragraph" style:parent-style-name="Standard">
      <style:text-properties officeooo:rsid="00101573" officeooo:paragraph-rsid="00139572"/>
    </style:style>
    <style:style style:name="P7" style:family="paragraph" style:parent-style-name="Standard">
      <style:text-properties style:text-underline-style="solid" style:text-underline-width="auto" style:text-underline-color="font-color" officeooo:rsid="00101573" officeooo:paragraph-rsid="00101573"/>
    </style:style>
    <style:style style:name="P8" style:family="paragraph" style:parent-style-name="Standard">
      <style:text-properties officeooo:rsid="000b929c" officeooo:paragraph-rsid="000b929c"/>
    </style:style>
    <style:style style:name="P9" style:family="paragraph" style:parent-style-name="Standard">
      <style:text-properties officeooo:rsid="00139572" officeooo:paragraph-rsid="00139572"/>
    </style:style>
    <style:style style:name="P10" style:family="paragraph" style:parent-style-name="Standard">
      <style:text-properties officeooo:rsid="0014184f" officeooo:paragraph-rsid="0014184f"/>
    </style:style>
    <style:style style:name="T1" style:family="text">
      <style:text-properties officeooo:rsid="000e960e"/>
    </style:style>
    <style:style style:name="T2" style:family="text">
      <style:text-properties officeooo:rsid="001130a5"/>
    </style:style>
    <style:style style:name="T3" style:family="text">
      <style:text-properties officeooo:rsid="0012cdda"/>
    </style:style>
    <style:style style:name="T4" style:family="text">
      <style:text-properties officeooo:rsid="001395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Supongamos una aplicación informática para gestionar una biblioteca, existirá un fichero con el catálogo de libros disponibles, otro con las editoriales, otro con información sobre libros que se han quedado obsoletos,etc ¿A cuál de los siguientes tipos correspondería el fichero que almacena las editoriales?</text:p>
      <text:p text:style-name="P5">a) Fichero maestro</text:p>
      <text:p text:style-name="P5">b) Fichero constante</text:p>
      <text:p text:style-name="P5">c)Fichero intermedio.</text:p>
      <text:p text:style-name="P5"/>
      <text:p text:style-name="P5">2.- Relaciona los diferentes métodos de acceso a los ficheros</text:p>
      <text:p text:style-name="P7">Método de acceso<text:tab/><text:tab/><text:tab/><text:tab/>Tipo de acceso</text:p>
      <text:p text:style-name="P5">Encadenado<text:tab/><text:tab/><text:tab/><text:tab/><text:tab/>Directo</text:p>
      <text:p text:style-name="P5">Indexado<text:tab/><text:tab/><text:tab/><text:tab/><text:tab/>Secuencial</text:p>
      <text:p text:style-name="P5">Calculado o Hash<text:tab/><text:tab/><text:tab/><text:tab/>Directo o secuencial</text:p>
      <text:p text:style-name="P5"/>
      <text:p text:style-name="P5">3.- En los ficheros de acceso directo los registros siempre se encuentran en posiciones contiguas dentro del soporte de almacenamiento</text:p>
      <text:p text:style-name="P5">¿Verdadero o Falso?</text:p>
      <text:p text:style-name="P5"/>
      <text:p text:style-name="P5">4.- En un fichero con acceso calculado</text:p>
      <text:p text:style-name="P5">a) Se utiliza la dirección como clave</text:p>
      <text:p text:style-name="P5">b) Hay una tabla en la que está cada clave con la dirección del registro correspondiente</text:p>
      <text:p text:style-name="P5">c) La dirección se obtiene a partir de la clave mediante un algoritmo</text:p>
      <text:p text:style-name="P5"/>
      <text:p text:style-name="P5">5.- La volatilidad de un fichero es un parámetro que indica:</text:p>
      <text:p text:style-name="P5">a) La variación del volumen del fichero.</text:p>
      <text:p text:style-name="P5">b) La cantidad de veces que se abre o cierra el fichero.</text:p>
      <text:p text:style-name="P5">c) El peso de los procesos de inserción y borrado en dicho fichero (frecuencia de renovación)</text:p>
      <text:p text:style-name="P5"/>
      <text:p text:style-name="P5">6.- Una base de datos es:</text:p>
      <text:p text:style-name="P5">a) Un programa para gestionar archivos muy grandes.</text:p>
      <text:p text:style-name="P5">b) El conjunto de datos de los usuarios almacenados en un único disco duro.</text:p>
      <text:p text:style-name="P5">c) Conjunto de datos de distinto tipo relacionados entre sí, junto con un programa de gestión de dichos datos.</text:p>
      <text:p text:style-name="P5"/>
      <text:p text:style-name="P5">7.- Rellena los huecos con los conceptos adecuados</text:p>
      <text:p text:style-name="P5">Un tipo de red donde se optimiza el poder de procesamiento para aplicaciones comerciales, pudiendo proporcionarse la capacidad de almacenamiento en el servidor donde más se necesite, se denomina sistema…..</text:p>
      <text:p text:style-name="P5"/>
      <text:p text:style-name="P5">8.- Rellena los huecos con los conceptos adecuados:</text:p>
      <text:p text:style-name="P5">El modelo Jerárquico es un modelo muy rígido en el que las diferentes entidades se organizan en niveles múltiples, de acuerdo a una estricta relación.../…, de manera que un …. puede tener más de un …. , todos ellos localizados en el mismo nivel, y un …. únicamente puede tener un …. situado en el nivel inmediatamente superior al suyo.</text:p>
      <text:p text:style-name="P5"/>
      <text:p text:style-name="P5"/>
      <text:p text:style-name="P5"/>
      <text:p text:style-name="P5"/>
      <text:p text:style-name="P5"/>
      <text:p text:style-name="P5"/>
      <text:p text:style-name="P5"><text:soft-page-break/>9.- Rellena los huecos con los conceptos adecuados:</text:p>
      <text:p text:style-name="P5">La …. de bases de datos relacional consiste en definir las reglas que determinan las dependencias entre los datos de una base de datos relacional. Si definimos esta relación o dependencia entre los elementos de una determinada base de datos de la manera más sencilla posible, conseguiremos que la cantidad de espacio necesario para guardar los datos sea el menor posible y la facilidad para actualizar la relación sea la mayor posible. Es decir, optimizaremos su funcionamiento.</text:p>
      <text:p text:style-name="P5"/>
      <text:p text:style-name="P5">10.- Las bases de datos en las que sus registros no contienen el texto original sino tan sólo la información fundamental para describir y permitir la localización de documentos impresos, sonoros, iconográficos, audiovisuales o electrónicos, reciben el nombre de:</text:p>
      <text:p text:style-name="P5">a) Bases de datos documentales.</text:p>
      <text:p text:style-name="P5">b) Bases de datos distribuidas.</text:p>
      <text:p text:style-name="P5">c) Bases de datos r<text:span text:style-name="T4">eferenciales</text:span>.</text:p>
      <text:p text:style-name="P5"/>
      <text:p text:style-name="P5">11.- El DDL de una base de datos sirve para:</text:p>
      <text:p text:style-name="P5">a) La introducción de los datos de una base de datos.</text:p>
      <text:p text:style-name="P5">b) Definir la estructura lógica de la base de datos.</text:p>
      <text:p text:style-name="P5">c) Interrogar a la base de datos (Consultar la información de dicha base)</text:p>
      <text:p text:style-name="P5"/>
      <text:p text:style-name="P5">12.- El esquema conceptual de la totalidad de la base de datos puede obtenerse de la unión de todos los esquemas externos definidos para cada usuario de la base de datos.</text:p>
      <text:p text:style-name="P5">¿Verdadero o Falso?</text:p>
      <text:p text:style-name="P5"/>
      <text:p text:style-name="P5">13.- Una base de datos almacenada entre distintos computadores conectados en red, de forma que unos tienen acceso a los datos de otros, se dice que:</text:p>
      <text:p text:style-name="P5">a) Utiliza el modelo jerárquico.</text:p>
      <text:p text:style-name="P5">b) Es de tipo distribuido con fragmentación.</text:p>
      <text:p text:style-name="P5">c) Utiliza un modelo en red</text:p>
      <text:p text:style-name="P3">RESPUESTAS:</text:p>
      <text:p text:style-name="P4">1.- <text:s/><text:span text:style-name="T2">B Fichero Constante</text:span></text:p>
      <text:p text:style-name="P4">2.- <text:span text:style-name="T3">Encadenado-Secuencial | Calculado o Hash-Directo | Indexado-Directo o secuencial</text:span></text:p>
      <text:p text:style-name="P4">3.- <text:span text:style-name="T4">Falso</text:span></text:p>
      <text:p text:style-name="P4">4.- <text:span text:style-name="T4">C </text:span></text:p>
      <text:p text:style-name="P4">5.- <text:span text:style-name="T4">C</text:span></text:p>
      <text:p text:style-name="P4">6.- <text:span text:style-name="T4">C</text:span></text:p>
      <text:p text:style-name="P4">7.- <text:s/><text:span text:style-name="T4">SAN</text:span> </text:p>
      <text:p text:style-name="P4">8.- </text:p>
      <text:p text:style-name="P6">El modelo Jerárquico es un modelo muy rígido en el que las diferentes entidades se organizan en niveles múltiples, de acuerdo a una estricta relación <text:span text:style-name="T4">PADRE/HIJO</text:span>, de manera que un <text:span text:style-name="T4">PADRE</text:span> puede tener más de un <text:span text:style-name="T4">HIJO</text:span> , todos ellos localizados en el mismo nivel, y un <text:span text:style-name="T4">HIJO </text:span>únicamente puede tener un <text:span text:style-name="T4">PADRE</text:span> situado en el nivel inmediatamente superior al suyo.</text:p>
      <text:p text:style-name="P4">9.- <text:s/><text:span text:style-name="T4">NORMALIZACIÓN</text:span></text:p>
      <text:p text:style-name="P4">10.- <text:span text:style-name="T4">C Bases de datos referenciales</text:span></text:p>
      <text:p text:style-name="P9">11.- B Definir la estructura lógica de la base de datos</text:p>
      <text:p text:style-name="P9">12.- Verdadero</text:p>
      <text:p text:style-name="P10">13.- B Es de tipo distribuido con fragmentación</text:p>
      <text:p text:style-name="P4"/>
      <text:p text:style-name="P4"/>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HelveticaNeue-Light" svg:font-family="HelveticaNeue-Light, 'Helvetica Neue Light', 'Helvetica Neue', Helvetica, Arial, 'Lucida Grand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b2f78" officeooo:paragraph-rsid="000b2f78"/>
    </style:style>
    <style:style style:name="MT1" style:family="text">
      <style:text-properties officeooo:rsid="000e96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ST TEMA 1 INTENTO <text:span text:style-name="MT1">0</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3T12:14:24.495000000</meta:creation-date>
    <meta:generator>LibreOffice/7.4.5.1$Windows_X86_64 LibreOffice_project/9c0871452b3918c1019dde9bfac75448afc4b57f</meta:generator>
    <dc:date>2023-09-23T14:05:37.124000000</dc:date>
    <meta:editing-duration>PT1H35M32S</meta:editing-duration>
    <meta:editing-cycles>8</meta:editing-cycles>
    <meta:document-statistic meta:table-count="0" meta:image-count="0" meta:object-count="0" meta:page-count="3" meta:paragraph-count="59" meta:word-count="726" meta:character-count="4332" meta:non-whitespace-character-count="3645"/>
  </office:meta>
</office:document-meta>
</file>